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65.9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95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6.23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6.02mm" fo:break-before="auto" style:use-optimal-row-height="false"/>
    </style:style>
    <style:style style:name="ro5" style:family="table-row">
      <style:table-row-properties style:row-height="38.35mm" fo:break-before="auto" style:use-optimal-row-height="false"/>
    </style:style>
    <style:style style:name="ro6" style:family="table-row">
      <style:table-row-properties style:row-height="42.32mm" fo:break-before="auto" style:use-optimal-row-height="false"/>
    </style:style>
    <style:style style:name="ro7" style:family="table-row">
      <style:table-row-properties style:row-height="33.85mm" fo:break-before="auto" style:use-optimal-row-height="true"/>
    </style:style>
    <style:style style:name="ro8" style:family="table-row">
      <style:table-row-properties style:row-height="28.03mm" fo:break-before="auto" style:use-optimal-row-height="false"/>
    </style:style>
    <style:style style:name="ro9" style:family="table-row">
      <style:table-row-properties style:row-height="35.17mm" fo:break-before="auto" style:use-optimal-row-height="false"/>
    </style:style>
    <style:style style:name="ro10" style:family="table-row">
      <style:table-row-properties style:row-height="32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transparent" style:vertical-align="top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transparent" fo:wrap-option="wrap" style:vertical-align="top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style:use-window-font-color="true"/>
    </style:style>
    <style:style style:name="ce10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wrap-option="wrap" style:vertical-align="top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font-size="14pt" fo:font-weight="bold" style:font-size-asian="14pt" style:font-size-complex="14pt" style:font-weight-asian="bold" style:font-weight-complex="bold"/>
    </style:style>
    <style:style style:name="T2" style:family="text">
      <style:text-properties fo:font-size="10pt" style:font-size-asian="10pt" style:font-size-complex="10pt" fo:font-weight="bold" style:font-weight-asian="bold" style:font-weight-complex="bold"/>
    </style:style>
    <style:style style:name="T3" style:family="text">
      <style:text-properties fo:font-size="10pt" style:font-size-asian="10pt" style:font-size-complex="10pt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11"/>
        <table:table-column table:style-name="co6" table:default-cell-style-name="ce16"/>
        <table:table-column table:style-name="co7" table:default-cell-style-name="ce5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SrNo</text:p>
          </table:table-cell>
          <table:table-cell table:style-name="ce4" office:value-type="string" calcext:value-type="string">
            <text:p>Problem Statement</text:p>
          </table:table-cell>
          <table:table-cell table:style-name="ce7" office:value-type="string" calcext:value-type="string">
            <text:p>My Assumption</text:p>
          </table:table-cell>
          <table:table-cell table:style-name="ce7" office:value-type="string" calcext:value-type="string">
            <text:p>API EndPoint</text:p>
          </table:table-cell>
          <table:table-cell table:style-name="ce10" office:value-type="string" calcext:value-type="string">
            <text:p>Goal Achieved</text:p>
          </table:table-cell>
          <table:table-cell table:style-name="ce14" office:value-type="string" calcext:value-type="string">
            <text:p>TestCase written</text:p>
          </table:table-cell>
          <table:table-cell table:style-name="ce4" office:value-type="string" calcext:value-type="string">
            <text:p>Explanation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4"/>
          <table:table-cell table:style-name="ce7" table:number-columns-repeated="2"/>
          <table:table-cell table:style-name="ce10"/>
          <table:table-cell table:style-name="ce14"/>
          <table:table-cell table:style-name="ce4"/>
          <table:table-cell table:style-name="ce1" table:number-columns-repeated="1017"/>
        </table:table-row>
        <table:table-row table:style-name="ro2">
          <table:table-cell table:number-columns-repeated="5"/>
          <table:table-cell table:style-name="ce15" office:value-type="string" calcext:value-type="string">
            <text:p><text:span text:style-name="T4">I am using JEST</text:span> instead of mocha, as with mocha we need to add other dependencies like chai, sinon. Where as in JEST everything is bundled togather. so I preferred JEST over mocha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Add Event</text:span></text:p>
            <text:p>Description:​ Create event, actor, repo</text:p>
            <text:p>Path:​ /events</text:p>
            <text:p>Method:​ POST</text:p>
            <text:p>Request Payload:</text:p>
            <text:p>{</text:p>
            <text:p>    id: 4055191679,</text:p>
            <text:p>    type: 'PushEvent',</text:p>
            <text:p>    actor: {</text:p>
            <text:p>      id: 2790311,</text:p>
            <text:p>      login: 'daniel33',</text:p>
            <text:p>      avatar_url: 'https://avatars.com/2790311'</text:p>
            <text:p>    },</text:p>
            <text:p>    repo: {</text:p>
            <text:p>      id: 352806,</text:p>
            <text:p>      name: 'johnbolton/exercitationem',</text:p>
            <text:p>      url: 'https://github.com/johnbolton/exercitationem'</text:p>
            <text:p>    },</text:p>
            <text:p>    created_at: '2015-10-03 06:13:31'</text:p>
            <text:p>}</text:p>
            <text:p>Reponse:</text:p>
            <text:p>Status Code: 201</text:p>
          </table:table-cell>
          <table:table-cell table:style-name="ce9"/>
          <table:table-cell table:style-name="ce9" office:value-type="string" calcext:value-type="string">
            <text:p>POST <text:a xlink:href="http://localhost:3000/events" xlink:type="simple">http://localhost:3000/events</text:a></text:p>
          </table:table-cell>
          <table:table-cell table:style-name="ce12" office:value-type="string" calcext:value-type="string">
            <text:p>DONE</text:p>
          </table:table-cell>
          <table:table-cell office:value-type="string" calcext:value-type="string">
            <text:p>YES</text:p>
            <text:p/>
            <text:p>npm test integration/events.test.js</text:p>
            <text:p>&amp;</text:p>
            <text:p/>
            <text:p>npm test integration/repos.test.js</text:p>
          </table:table-cell>
          <table:table-cell table:style-name="ce6"/>
          <table:table-cell table:style-name="ce18" table:number-columns-repeated="1017"/>
        </table:table-row>
        <table:table-row table:style-name="ro3">
          <table:table-cell table:number-columns-repeated="10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Get All events</text:span></text:p>
            <text:p>Description:​ Get all events, in ascending order by Event ID</text:p>
            <text:p>Path:​ /events</text:p>
            <text:p>Method:​ Get</text:p>
            <text:p>Request Payload:​ {}</text:p>
            <text:p>Response</text:p>
            <text:p>Status Code:​ 200</text:p>
            <text:p>Sample Response Body:</text:p>
            <text:p>  [</text:p>
            <text:p>    {</text:p>
            <text:p>      id: 4055191679,</text:p>
            <text:p>      type: 'PushEvent',</text:p>
            <text:p>      actor: {</text:p>
            <text:p>        id: 2790311,</text:p>
            <text:p>        login: 'daniel33',</text:p>
            <text:p>        avatar_url: 'https://avatars.com/2790311'</text:p>
            <text:p>      },</text:p>
            <text:p>      repo: {</text:p>
            <text:p>        id: 352806,</text:p>
            <text:p>        name: 'johnbolton/exercitationem',</text:p>
            <text:p>        url: 'https://github.com/johnbolton/exercitationem'</text:p>
            <text:p>      },</text:p>
            <text:p>      created_at: '2015-10-03 06:13:31'</text:p>
            <text:p>    }</text:p>
            <text:p>  ];</text:p>
          </table:table-cell>
          <table:table-cell/>
          <table:table-cell office:value-type="string" calcext:value-type="string">
            <text:p>GET <text:a xlink:href="http://localhost:3000/events" xlink:type="simple">http://localhost:3000/events</text:a></text:p>
          </table:table-cell>
          <table:table-cell table:style-name="ce12" office:value-type="string" calcext:value-type="string">
            <text:p>DONE</text:p>
          </table:table-cell>
          <table:table-cell office:value-type="string" calcext:value-type="string">
            <text:p>YES</text:p>
            <text:p/>
            <text:p>npm test integration/events.test.j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Get Event by actor</text:span></text:p>
            <text:p>Description:​ Get event by actorID, in ascending order by Event ID</text:p>
            <text:p>Path:​ /events/actors/:actorID</text:p>
            <text:p>Method:​ GET</text:p>
            <text:p>Response</text:p>
            <text:p>Status Code: 200</text:p>
            <text:p>Sample Response Body:</text:p>
            <text:p>[</text:p>
            <text:p>    {</text:p>
            <text:p>      id: 4055191679,</text:p>
            <text:p>      type: 'PushEvent',</text:p>
            <text:p>      actor: {</text:p>
            <text:p>        id: 2790311,</text:p>
            <text:p>        login: 'daniel33',</text:p>
            <text:p>        avatar_url: 'https://avatars.com/2790311'</text:p>
            <text:p>      },</text:p>
            <text:p>      repo: {</text:p>
            <text:p>        id: 352806,</text:p>
            <text:p>        name: 'johnbolton/exercitationem',</text:p>
            <text:p>        url: 'https://github.com/johnbolton/exercitationem'</text:p>
            <text:p>      },</text:p>
            <text:p>      created_at: '2015-10-03 06:13:31'</text:p>
            <text:p>    }</text:p>
            <text:p>  ]</text:p>
          </table:table-cell>
          <table:table-cell/>
          <table:table-cell office:value-type="string" calcext:value-type="string">
            <text:p>GET <text:a xlink:href="http://localhost:3000/events/:id" xlink:type="simple">http://localhost:3000/events/:id</text:a></text:p>
          </table:table-cell>
          <table:table-cell table:style-name="ce12" office:value-type="string" calcext:value-type="string">
            <text:p>DONE</text:p>
          </table:table-cell>
          <table:table-cell office:value-type="string" calcext:value-type="string">
            <text:p>YES</text:p>
            <text:p/>
            <text:p>npm test integration/events.test.j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Erase events</text:span></text:p>
            <text:p>Description:​ Clear all data events, actors &amp; repo data</text:p>
            <text:p>Path:​ /erase</text:p>
            <text:p>Method:​ DELETE</text:p>
            <text:p>Request payload:​ {}</text:p>
            <text:p>Reponse</text:p>
            <text:p>Status Code: 200</text:p>
          </table:table-cell>
          <table:table-cell/>
          <table:table-cell office:value-type="string" calcext:value-type="string">
            <text:p>DELETE <text:a xlink:href="http://localhost:3000/erase" xlink:type="simple">http://localhost:3000/erase</text:a></text:p>
          </table:table-cell>
          <table:table-cell table:style-name="ce12" office:value-type="string" calcext:value-type="string">
            <text:p>DONE</text:p>
          </table:table-cell>
          <table:table-cell office:value-type="string" calcext:value-type="string">
            <text:p>YES</text:p>
            <text:p/>
            <text:p>npm test integration/erase.test.j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Get All actors</text:span></text:p>
            <text:p>Description:​ Get all actors, in descending order by number of events actor is associated</text:p>
            <text:p>with</text:p>
            <text:p>Path:​ /actors</text:p>
            <text:p>Method:​ GET</text:p>
            <text:p>Response</text:p>
            <text:p>Status Code: 200</text:p>
            <text:p>Sample response Body</text:p>
            <text:p>[</text:p>
            <text:p>    {</text:p>
            <text:p>      id: 3967160,</text:p>
            <text:p>      login: 'crystal47',</text:p>
            <text:p>      avatar_url: 'https://avatars.com/3967160'</text:p>
            <text:p>    }</text:p>
            <text:p>];</text:p>
          </table:table-cell>
          <table:table-cell/>
          <table:table-cell office:value-type="string" calcext:value-type="string">
            <text:p>GET <text:a xlink:href="http://localhost:3000/actors" xlink:type="simple">http://localhost:3000/actors</text:a></text:p>
          </table:table-cell>
          <table:table-cell table:style-name="ce12" office:value-type="string" calcext:value-type="string">
            <text:p>DONE</text:p>
          </table:table-cell>
          <table:table-cell office:value-type="string" calcext:value-type="string">
            <text:p>YES</text:p>
            <text:p/>
            <text:p>npm test integration/actors.test.js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Update actor</text:span></text:p>
            <text:p>Description:​ Update actor details by actor Id</text:p>
            <text:p>Path:​ /actors</text:p>
            <text:p>Method:​ PushEvent</text:p>
            <text:p>Request Body</text:p>
            <text:p>{</text:p>
            <text:p>    id: 3967160,</text:p>
            <text:p>    login: 'crystal47',</text:p>
            <text:p>    avatar_url: 'https://avatars.com/3967160'</text:p>
            <text:p>}</text:p>
            <text:p>Response</text:p>
            <text:p>Status code: 200</text:p>
          </table:table-cell>
          <table:table-cell office:value-type="string" calcext:value-type="string">
            <text:p>Here, My assumptions is, once we get received request payload by one of the REST api method (“POST or PUT”), we need to update the actor data by raising the “Push” event.</text:p>
            <text:p/>
            <text:p/>
          </table:table-cell>
          <table:table-cell office:value-type="string" calcext:value-type="string">
            <text:p>PUT <text:a xlink:href="http://localhost:3000/actors" xlink:type="simple">http://localhost:3000/actors</text:a></text:p>
          </table:table-cell>
          <table:table-cell table:style-name="ce12" office:value-type="string" calcext:value-type="string">
            <text:p>DONE</text:p>
          </table:table-cell>
          <table:table-cell office:value-type="string" calcext:value-type="string">
            <text:p>YES</text:p>
            <text:p/>
            <text:p>npm test integration/actors.test.js</text:p>
          </table:table-cell>
          <table:table-cell table:style-name="ce17" office:value-type="string" calcext:value-type="string">
            <text:p>I am using <text:s/>the “PUT” method.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Get Actos streak</text:span></text:p>
            <text:p>Description:</text:p>
            <text:p>Get actors by their streak.</text:p>
            <text:p>(streak is calculated by total number of consecutive events in which actor is</text:p>
            <text:p>associated).</text:p>
            <text:p>Return response in descending order of actor streak.</text:p>
            <text:p>If two or more actors have same streak, then sort them by total number of events</text:p>
            <text:p>they are associated with in descending orderIf two or more actors have same streak and same events count, then sort them</text:p>
            <text:p>by created_at in descending order</text:p>
            <text:p>Path:​ '/actors/streak'</text:p>
            <text:p>Method:​ GET</text:p>
            <text:p>Request Payload:​ {}</text:p>
            <text:p>Response</text:p>
            <text:p>Status Code: 200</text:p>
            <text:p>Sample response Body</text:p>
            <text:p>[</text:p>
            <text:p>    {</text:p>
            <text:p>      id: 3967160,</text:p>
            <text:p>      login: 'crystal47',</text:p>
            <text:p>      avatar_url: 'https://avatars.com/3967160'</text:p>
            <text:p>    }</text:p>
            <text:p>];</text:p>
          </table:table-cell>
          <table:table-cell office:value-type="string" calcext:value-type="string">
            <text:p>consucetive date records might not in sequentail order in db. What i mean, in db we may have records like this</text:p>
            <text:p>1) Event 1 – actor 1 - 2018-09-19</text:p>
            <text:p>2) Event 2 – actor 2 – 2018-09-22</text:p>
            <text:p>3) Event 3 – actor 3 – 2018-09-25</text:p>
            <text:p>4) Event 4  – actor 1  – 2018-09-20</text:p>
          </table:table-cell>
          <table:table-cell office:value-type="string" calcext:value-type="string">
            <text:p>GET <text:a xlink:href="http://localhost:3000/actors/streak" xlink:type="simple">http://localhost:3000/actors/streak</text:a></text:p>
            <text:p/>
            <text:p>And</text:p>
            <text:p/>
            <text:p>GET <text:a xlink:href="http://localhost:3000/actors/streak?sortBy=event" xlink:type="simple">http://localhost:3000/actors/streak?sortBy=event</text:a></text:p>
          </table:table-cell>
          <table:table-cell table:style-name="ce13" office:value-type="string" calcext:value-type="string">
            <text:p>     DONE</text:p>
            <text:p/>
            <text:p><text:span text:style-name="T2">Logic used :</text:span></text:p>
            <text:p><text:span text:style-name="T3">1) get the distict event date for each actor - ascending order</text:span></text:p>
            <text:p><text:span text:style-name="T3">2) find the consucetive dates among the step 1 data </text:span></text:p>
            <text:p><text:span text:style-name="T3"/><text:span text:style-name="T3">caluculate streak -  if we get 2 consucative dates SET 1 - 11, 12, 13  SET 2 - 17,18  then streak = 2</text:span></text:p>
            <text:p><text:span text:style-name="T3"/><text:span text:style-name="T3">calculate the event in each streak by getting all the events beweeen the date 11 to 13 and 17 to 18 -&gt; that is event count</text:span></text:p>
            <text:p><text:span text:style-name="T3">3) Sort the output as per streak or event count</text:span></text:p>
          </table:table-cell>
          <table:table-cell office:value-type="string" calcext:value-type="string">
            <text:p>YES</text:p>
            <text:p/>
            <text:p>npm test integration/repository/actorStreakRepo.test.js</text:p>
          </table:table-cell>
          <table:table-cell office:value-type="string" calcext:value-type="string">
            <text:p>This is what i am expecting as my detailed output</text:p>
            <text:p/>
            <text:p>==================================</text:p>
            <text:p>[</text:p>
            <text:p>    {</text:p>
            <text:p>        "actorId": 3,</text:p>
            <text:p>        "streak": 3,</text:p>
            <text:p>        "eventCount": 6,</text:p>
            <text:p>        "events": [</text:p>
            <text:p>            {</text:p>
            <text:p>                "streakLength": {</text:p>
            <text:p>                    "start": "2018-09-02",</text:p>
            <text:p>                    "end": "2018-09-03"</text:p>
            <text:p>                },</text:p>
            <text:p>                "data": [</text:p>
            <text:p>                    {</text:p>
            <text:p>                        "id": 9,</text:p>
            <text:p>                        "type": "eventType9",</text:p>
            <text:p>                        "actor": 3,</text:p>
            <text:p>                        "repo": 1,</text:p>
            <text:p>                        "created_at": "2018-09-02T12:21:03.000Z"</text:p>
            <text:p>                    },</text:p>
            <text:p>                    {</text:p>
            <text:p>                        "id": 10,</text:p>
            <text:p>                        "type": "eventType10",</text:p>
            <text:p>                        "actor": 3,</text:p>
            <text:p>                        "repo": 1,</text:p>
            <text:p>                        "created_at": "2018-09-03T12:21:03.000Z"</text:p>
            <text:p>                    }</text:p>
            <text:p>                ]</text:p>
            <text:p>            },</text:p>
            <text:p>            {</text:p>
            <text:p>                "streakLength": {</text:p>
            <text:p>                    "start": "2018-09-15",</text:p>
            <text:p>                    "end": "2018-09-16"</text:p>
            <text:p>                },</text:p>
            <text:p>                "data": [</text:p>
            <text:p>                    {</text:p>
            <text:p>                        "id": 11,</text:p>
            <text:p>                        "type": "eventType11",</text:p>
            <text:p>                        "actor": 3,</text:p>
            <text:p>                        "repo": 1,</text:p>
            <text:p>                        "created_at": "2018-09-15T12:21:03.000Z"</text:p>
            <text:p>                    },</text:p>
            <text:p>                    {</text:p>
            <text:p>                        "id": 12,</text:p>
            <text:p>                        "type": "eventType12",</text:p>
            <text:p>                        "actor": 3,</text:p>
            <text:p>                        "repo": 1,</text:p>
            <text:p>                        "created_at": "2018-09-16T12:21:03.000Z"</text:p>
            <text:p>                    }</text:p>
            <text:p>                ]</text:p>
            <text:p>            },</text:p>
            <text:p>            {</text:p>
            <text:p>                "streakLength": {</text:p>
            <text:p>                    "start": "2018-09-24",</text:p>
            <text:p>                    "end": "2018-09-25"</text:p>
            <text:p>                },</text:p>
            <text:p>                "data": [</text:p>
            <text:p>                    {</text:p>
            <text:p>                        "id": 13,</text:p>
            <text:p>                        "type": "eventType13",</text:p>
            <text:p>                        "actor": 3,</text:p>
            <text:p>                        "repo": 1,</text:p>
            <text:p>                        "created_at": "2018-09-24T12:21:03.000Z"</text:p>
            <text:p>                    },</text:p>
            <text:p>                    {</text:p>
            <text:p>                        "id": 14,</text:p>
            <text:p>                        "type": "eventType14",</text:p>
            <text:p>                        "actor": 3,</text:p>
            <text:p>                        "repo": 1,</text:p>
            <text:p>                        "created_at": "2018-09-25T12:21:03.000Z"</text:p>
            <text:p>                    }</text:p>
            <text:p>                ]</text:p>
            <text:p>            }</text:p>
            <text:p>        ]</text:p>
            <text:p>    },</text:p>
            <text:p>    {</text:p>
            <text:p>        "actorId": 1,</text:p>
            <text:p>        "streak": 2,</text:p>
            <text:p>        "eventCount": 8,</text:p>
            <text:p>        "events": [</text:p>
            <text:p>            {</text:p>
            <text:p>                "streakLength": {</text:p>
            <text:p>                    "start": "2018-09-11",</text:p>
            <text:p>                    "end": "2018-09-13"</text:p>
            <text:p>                },</text:p>
            <text:p>                "data": [</text:p>
            <text:p>                    {</text:p>
            <text:p>                        "id": 1,</text:p>
            <text:p>                        "type": "eventType1",</text:p>
            <text:p>                        "actor": 1,</text:p>
            <text:p>                        "repo": 1,</text:p>
            <text:p>                        "created_at": "2018-09-11T12:21:03.000Z"</text:p>
            <text:p>                    },</text:p>
            <text:p>                    {</text:p>
            <text:p>                        "id": 6,</text:p>
            <text:p>                        "type": "eventType6",</text:p>
            <text:p>                        "actor": 1,</text:p>
            <text:p>                        "repo": 1,</text:p>
            <text:p>                        "created_at": "2018-09-11T12:21:03.000Z"</text:p>
            <text:p>                    },</text:p>
            <text:p>                    {</text:p>
            <text:p>                        "id": 2,</text:p>
            <text:p>                        "type": "eventType2",</text:p>
            <text:p>                        "actor": 1,</text:p>
            <text:p>                        "repo": 1,</text:p>
            <text:p>                        "created_at": "2018-09-12T12:21:03.000Z"</text:p>
            <text:p>                    },</text:p>
            <text:p>                    {</text:p>
            <text:p>                        "id": 7,</text:p>
            <text:p>                        "type": "eventType7",</text:p>
            <text:p>                        "actor": 1,</text:p>
            <text:p>                        "repo": 1,</text:p>
            <text:p>                        "created_at": "2018-09-12T12:21:03.000Z"</text:p>
            <text:p>                    },</text:p>
            <text:p>                    {</text:p>
            <text:p>                        "id": 3,</text:p>
            <text:p>                        "type": "eventType3",</text:p>
            <text:p>                        "actor": 1,</text:p>
            <text:p>                        "repo": 1,</text:p>
            <text:p>                        "created_at": "2018-09-13T12:21:03.000Z"</text:p>
            <text:p>                    },</text:p>
            <text:p>                    {</text:p>
            <text:p>                        "id": 8,</text:p>
            <text:p>                        "type": "eventType8",</text:p>
            <text:p>                        "actor": 1,</text:p>
            <text:p>                        "repo": 1,</text:p>
            <text:p>                        "created_at": "2018-09-13T12:21:03.000Z"</text:p>
            <text:p>                    }</text:p>
            <text:p>                ]</text:p>
            <text:p>            },</text:p>
            <text:p>            {</text:p>
            <text:p>                "streakLength": {</text:p>
            <text:p>                    "start": "2018-09-19",</text:p>
            <text:p>                    "end": "2018-09-20"</text:p>
            <text:p>                },</text:p>
            <text:p>                "data": [</text:p>
            <text:p>                    {</text:p>
            <text:p>                        "id": 4,</text:p>
            <text:p>                        "type": "eventType4",</text:p>
            <text:p>                        "actor": 1,</text:p>
            <text:p>                        "repo": 1,</text:p>
            <text:p>                        "created_at": "2018-09-19T12:21:03.000Z"</text:p>
            <text:p>                    },</text:p>
            <text:p>                    {</text:p>
            <text:p>                        "id": 5,</text:p>
            <text:p>                        "type": "eventType5",</text:p>
            <text:p>                        "actor": 1,</text:p>
            <text:p>                        "repo": 1,</text:p>
            <text:p>                        "created_at": "2018-09-20T12:21:03.000Z"</text:p>
            <text:p>                    }</text:p>
            <text:p>                ]</text:p>
            <text:p>            }</text:p>
            <text:p>        ]</text:p>
            <text:p>    }</text:p>
            <text:p>]</text:p>
            <text:p>==================================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 style:data-style-name="N2" text:time-value="16:17:08.449796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23:28:48.438257323</meta:creation-date>
    <meta:generator>LibreOffice/5.1.6.2$Linux_X86_64 LibreOffice_project/10m0$Build-2</meta:generator>
    <dc:date>2018-09-19T16:18:21.923631207</dc:date>
    <meta:editing-duration>PT15H38M10S</meta:editing-duration>
    <meta:editing-cycles>48</meta:editing-cycles>
    <meta:document-statistic meta:table-count="1" meta:cell-count="47" meta:object-count="0"/>
  </office:meta>
</office:document-meta>
</file>